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TRANSFERENCIA" style:display-name="TABLA_TRANSFERENCIA" style:family="table">
      <style:table-properties style:width="10.1181in" fo:margin-left="0in" fo:margin-right="0in" table:align="margins"/>
    </style:style>
    <style:style style:name="TABLA_5f_TRANSFERENCIA.A" style:display-name="TABLA_TRANSFERENCIA.A" style:family="table-column">
      <style:table-column-properties style:column-width="2.1597in" style:rel-column-width="13987*"/>
    </style:style>
    <style:style style:name="TABLA_5f_TRANSFERENCIA.B" style:display-name="TABLA_TRANSFERENCIA.B" style:family="table-column">
      <style:table-column-properties style:column-width="2.2896in" style:rel-column-width="14829*"/>
    </style:style>
    <style:style style:name="TABLA_5f_TRANSFERENCIA.C" style:display-name="TABLA_TRANSFERENCIA.C" style:family="table-column">
      <style:table-column-properties style:column-width="2.8347in" style:rel-column-width="18359*"/>
    </style:style>
    <style:style style:name="TABLA_5f_TRANSFERENCIA.D" style:display-name="TABLA_TRANSFERENCIA.D" style:family="table-column">
      <style:table-column-properties style:column-width="2.8347in" style:rel-column-width="18360*"/>
    </style:style>
    <style:style style:name="TABLA_5f_TRANSFERENCIA.1" style:display-name="TABLA_TRANSFERENCIA.1" style:family="table-row">
      <style:table-row-properties fo:keep-together="auto"/>
    </style:style>
    <style:style style:name="TABLA_5f_TRANSFERENCIA.A1" style:display-name="TABLA_TRANSFERENCI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TRANSFERENCIA.D1" style:display-name="TABLA_TRANSFERENCIA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TRANSFERENCIA.2" style:display-name="TABLA_TRANSFERENCIA.2" style:family="table-row">
      <style:table-row-properties style:min-row-height="0.425in" fo:keep-together="auto"/>
    </style:style>
    <style:style style:name="TABLA_5f_TRANSFERENCIA.A2" style:display-name="TABLA_TRANSFERENCIA.A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B2" style:display-name="TABLA_TRANSFERENCIA.B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C2" style:display-name="TABLA_TRANSFERENCIA.C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D2" style:display-name="TABLA_TRANSFERENCIA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3f5f6d" officeooo:paragraph-rsid="003f629b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weight="bold" officeooo:rsid="0040b578" officeooo:paragraph-rsid="0040b578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eb3f2" style:font-size-asian="11pt" style:font-size-complex="11pt"/>
    </style:style>
    <style:style style:name="P11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3dba0d"/>
    </style:style>
    <style:style style:name="T4" style:family="text">
      <style:text-properties fo:font-size="11pt" officeooo:rsid="003331a7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weight="bold" officeooo:rsid="003331a7" style:font-size-asian="11pt" style:font-weight-asian="bold" style:font-size-complex="11pt" style:font-weight-complex="bold"/>
    </style:style>
    <style:style style:name="T7" style:family="text">
      <style:text-properties officeooo:rsid="00414a3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"/>
      <text:p text:style-name="P2"/>
      <text:p text:style-name="P11"/>
      <text:p text:style-name="P12"/>
      <text:p text:style-name="P13">Teatro Nacional Cervantes</text:p>
      <text:p text:style-name="P14">Comprobante de <text:span text:style-name="T3">transferencia</text:span> nro: [NUMERO]</text:p>
      <text:p text:style-name="P5"/>
      <text:p text:style-name="P9"><text:span text:style-name="T1">Fecha</text:span><text:span text:style-name="T2">: [FECHA]</text:span></text:p>
      <text:p text:style-name="P10"/>
      <text:p text:style-name="P6"/>
      <table:table table:name="TABLA_TRANSFERENCIA" table:style-name="TABLA_5f_TRANSFERENCIA">
        <table:table-column table:style-name="TABLA_5f_TRANSFERENCIA.A"/>
        <table:table-column table:style-name="TABLA_5f_TRANSFERENCIA.B"/>
        <table:table-column table:style-name="TABLA_5f_TRANSFERENCIA.C"/>
        <table:table-column table:style-name="TABLA_5f_TRANSFERENCIA.D"/>
        <table:table-row table:style-name="TABLA_5f_TRANSFERENCIA.1">
          <table:table-cell table:style-name="TABLA_5f_TRANSFERENCIA.A1" office:value-type="string">
            <text:p text:style-name="P17">Tipo de Bien</text:p>
          </table:table-cell>
          <table:table-cell table:style-name="TABLA_5f_TRANSFERENCIA.A1" office:value-type="string">
            <text:p text:style-name="P17">Detalle</text:p>
          </table:table-cell>
          <table:table-cell table:style-name="TABLA_5f_TRANSFERENCIA.A1" office:value-type="string">
            <text:p text:style-name="P19">Descripción adicional</text:p>
          </table:table-cell>
          <table:table-cell table:style-name="TABLA_5f_TRANSFERENCIA.D1" office:value-type="string">
            <text:p text:style-name="P18">Cantidad</text:p>
          </table:table-cell>
        </table:table-row>
        <table:table-row table:style-name="TABLA_5f_TRANSFERENCIA.2">
          <table:table-cell table:style-name="TABLA_5f_TRANSFERENCIA.A2" office:value-type="string">
            <text:p text:style-name="P15">[CODIGO]</text:p>
          </table:table-cell>
          <table:table-cell table:style-name="TABLA_5f_TRANSFERENCIA.B2" office:value-type="string">
            <text:p text:style-name="P15">[NOMBRE]</text:p>
          </table:table-cell>
          <table:table-cell table:style-name="TABLA_5f_TRANSFERENCIA.C2" office:value-type="string">
            <text:p text:style-name="P16">[DESCRIPCION_ADICIONAL]</text:p>
          </table:table-cell>
          <table:table-cell table:style-name="TABLA_5f_TRANSFERENCIA.D2" office:value-type="string">
            <text:p text:style-name="P15">[CANTIDAD]</text:p>
          </table:table-cell>
        </table:table-row>
      </table:table>
      <text:p text:style-name="P2"/>
      <text:p text:style-name="P4"/>
      <text:p text:style-name="P8">Area <text:span text:style-name="T7">destino</text:span>: [AREA]</text:p>
      <text:p text:style-name="P4"/>
      <text:p text:style-name="P4"><text:span text:style-name="T5">Deposito destino: [DEPOSITO]</text:span><text:tab/><text:tab/><text:tab/><text:tab/><text:tab/><text:tab/><text:span text:style-name="T6">Recibe:</text:span><text:span text:style-name="T4"> <text:s text:c="2"/>_____________________________________</text:span></text:p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7661in" svg:height="1.1362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6T17:24:58.921313603</dc:date>
    <meta:generator>LibreOffice/4.2.7.2$Linux_x86 LibreOffice_project/420m0$Build-2</meta:generator>
    <meta:editing-duration>PT20H36M9S</meta:editing-duration>
    <meta:editing-cycles>36</meta:editing-cycles>
    <meta:document-statistic meta:table-count="1" meta:image-count="1" meta:object-count="0" meta:page-count="1" meta:paragraph-count="13" meta:word-count="29" meta:character-count="279" meta:non-whitespace-character-count="256"/>
  </office:meta>
</office:document-meta>
</file>